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9a741" officeooo:paragraph-rsid="0019a74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9a741" officeooo:paragraph-rsid="0019a74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4e76" officeooo:paragraph-rsid="001a4e7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a4e76" officeooo:paragraph-rsid="001a4e7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9a741" officeooo:paragraph-rsid="0019a741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a4e76" officeooo:paragraph-rsid="001a4e76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a4e76" officeooo:paragraph-rsid="001a4e76" style:font-size-asian="17.5pt" style:font-weight-asian="normal" style:font-size-complex="2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ython 3</text:p>
      <text:p text:style-name="P1"/>
      <text:p text:style-name="P2">* Python 3 is a <text:span text:style-name="T2">open source</text:span> programming language</text:p>
      <text:p text:style-name="P2"/>
      <text:p text:style-name="P2">* Python 3 is <text:span text:style-name="T2">easy to learn</text:span></text:p>
      <text:p text:style-name="P2"/>
      <text:p text:style-name="P2">* Python 3 is <text:span text:style-name="T2">All – Purpose</text:span> programming language</text:p>
      <text:p text:style-name="P2"/>
      <text:p text:style-name="P2">* Python 3 is a Object Oriented Programming language based programming language</text:p>
      <text:p text:style-name="P2"/>
      <text:p text:style-name="P2"/>
      <text:p text:style-name="P5">ubuntu 20.04 LTS</text:p>
      <text:p text:style-name="P5"/>
      <text:p text:style-name="P3">$ <text:span text:style-name="T2">sudo apt update</text:span></text:p>
      <text:p text:style-name="P3"><text:span text:style-name="T1"/></text:p>
      <text:p text:style-name="P3">$ <text:span text:style-name="T2">sudo apt install python3</text:span></text:p>
      <text:p text:style-name="P3"><text:span text:style-name="T2"/></text:p>
      <text:p text:style-name="P3">$ <text:span text:style-name="T2">python3 –version</text:span></text:p>
      <text:p text:style-name="P3"><text:span text:style-name="T1"/></text:p>
      <text:p text:style-name="P4"><text:span text:style-name="T1"/></text:p>
      <text:p text:style-name="P6">PyCharm Installation (community)</text:p>
      <text:p text:style-name="P6"/>
      <text:p text:style-name="P3">$ <text:span text:style-name="T2">snap find pycharm</text:span></text:p>
      <text:p text:style-name="P3"><text:span text:style-name="T2"/></text:p>
      <text:p text:style-name="P3">$ <text:span text:style-name="T2">sudo snap install pycharm-community –classic</text:span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9:25:03.651538274</meta:creation-date>
    <dc:date>2022-01-03T19:43:40.402128580</dc:date>
    <meta:editing-duration>PT7M56S</meta:editing-duration>
    <meta:editing-cycles>1</meta:editing-cycles>
    <meta:document-statistic meta:table-count="0" meta:image-count="0" meta:object-count="0" meta:page-count="1" meta:paragraph-count="12" meta:word-count="66" meta:character-count="384" meta:non-whitespace-character-count="329"/>
    <meta:generator>LibreOffice/6.4.6.2$Linux_X86_64 LibreOffice_project/40$Build-2</meta:generator>
  </office:meta>
</office:document-meta>
</file>